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Arial, sans-serif"/>
    <style:font-face style:name="SFMono-Regular" svg:font-family="SFMono-Regular, Consolas, 'Liberation Mono', Menlo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lwg Typo" svg:font-family="'Tlwg Typo'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711cm" table:align="lef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1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C" style:family="table-column">
      <style:table-column-properties style:column-width="5.669cm" style:rel-column-width="2185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5cm" style:rel-column-width="13089*"/>
    </style:style>
    <style:style style:name="Table3.B" style:family="table-column">
      <style:table-column-properties style:column-width="4.498cm" style:rel-column-width="17339*"/>
    </style:style>
    <style:style style:name="Table3.C" style:family="table-column">
      <style:table-column-properties style:column-width="2.91cm" style:rel-column-width="11219*"/>
    </style:style>
    <style:style style:name="Table3.D" style:family="table-column">
      <style:table-column-properties style:column-width="6.197cm" style:rel-column-width="2388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25985" officeooo:paragraph-rsid="0012598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25985" officeooo:paragraph-rsid="00141ec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25985" officeooo:paragraph-rsid="0017476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25985" officeooo:paragraph-rsid="001b369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41ec0" officeooo:paragraph-rsid="00141ec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55bae" officeooo:paragraph-rsid="00155ba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729f7" officeooo:paragraph-rsid="001729f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74766" officeooo:paragraph-rsid="0017476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74766" officeooo:paragraph-rsid="00184cd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84cd1" officeooo:paragraph-rsid="00184cd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9e990" officeooo:paragraph-rsid="0019e9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3693" officeooo:paragraph-rsid="001b3693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1baee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1baee4" style:font-name-asian="Bitstream Vera Sans Mono" style:font-weight-asian="bold" style:font-name-complex="Bitstream Vera Sans Mono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222515" style:font-name-asian="Bitstream Vera Sans Mono" style:font-weight-asian="bold" style:font-name-complex="Bitstream Vera Sans Mono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33e534" style:font-name-asian="Bitstream Vera Sans Mono" style:font-weight-asian="bold" style:font-name-complex="Bitstream Vera Sans Mono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37e847" style:font-name-asian="Bitstream Vera Sans Mono" style:font-weight-asian="bold" style:font-name-complex="Bitstream Vera Sans Mono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38d91f" style:font-name-asian="Bitstream Vera Sans Mono" style:font-weight-asian="bold" style:font-name-complex="Bitstream Vera Sans Mono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39ed0e" style:font-name-asian="Bitstream Vera Sans Mono" style:font-weight-asian="bold" style:font-name-complex="Bitstream Vera Sans Mono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3d8de5" style:font-name-asian="Bitstream Vera Sans Mono" style:font-weight-asian="bold" style:font-name-complex="Bitstream Vera Sans Mono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40e372" style:font-name-asian="Bitstream Vera Sans Mono" style:font-weight-asian="bold" style:font-name-complex="Bitstream Vera Sans Mono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43d7f6" style:font-name-asian="Bitstream Vera Sans Mono" style:font-weight-asian="bold" style:font-name-complex="Bitstream Vera Sans Mono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44080b" style:font-name-asian="Bitstream Vera Sans Mono" style:font-weight-asian="bold" style:font-name-complex="Bitstream Vera Sans Mono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453bc8" style:font-name-asian="Bitstream Vera Sans Mono" style:font-weight-asian="bold" style:font-name-complex="Bitstream Vera Sans Mono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4719d7" style:font-name-asian="Bitstream Vera Sans Mono" style:font-weight-asian="bold" style:font-name-complex="Bitstream Vera Sans Mono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4adc15" style:font-name-asian="Bitstream Vera Sans Mono" style:font-weight-asian="bold" style:font-name-complex="Bitstream Vera Sans Mono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4f7c2d" style:font-name-asian="Bitstream Vera Sans Mono" style:font-weight-asian="bold" style:font-name-complex="Bitstream Vera Sans Mono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50a4d1" style:font-name-asian="Bitstream Vera Sans Mono" style:font-weight-asian="bold" style:font-name-complex="Bitstream Vera Sans Mono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51eba5" style:font-name-asian="Bitstream Vera Sans Mono" style:font-weight-asian="bold" style:font-name-complex="Bitstream Vera Sans Mono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550578" style:font-name-asian="Bitstream Vera Sans Mono" style:font-weight-asian="bold" style:font-name-complex="Bitstream Vera Sans Mono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576f36" style:font-name-asian="Bitstream Vera Sans Mono" style:font-weight-asian="bold" style:font-name-complex="Bitstream Vera Sans Mono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59e856" style:font-name-asian="Bitstream Vera Sans Mono" style:font-weight-asian="bold" style:font-name-complex="Bitstream Vera Sans Mono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baee4" officeooo:paragraph-rsid="006fcebe" style:font-name-asian="Bitstream Vera Sans Mono" style:font-weight-asian="bold" style:font-name-complex="Bitstream Vera Sans Mono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dc145" officeooo:paragraph-rsid="001dc145" style:font-name-asian="Bitstream Vera Sans Mono" style:font-weight-asian="bold" style:font-name-complex="Bitstream Vera Sans Mono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bold" officeooo:rsid="001dc145" officeooo:paragraph-rsid="00222515" style:font-name-asian="Bitstream Vera Sans Mono" style:font-weight-asian="bold" style:font-name-complex="Bitstream Vera Sans Mono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solid" style:text-underline-width="auto" style:text-underline-color="font-color" fo:font-weight="normal" officeooo:rsid="0025d090" officeooo:paragraph-rsid="0025d090" style:font-name-asian="Bitstream Vera Sans Mono" style:font-weight-asian="normal" style:font-name-complex="Bitstream Vera Sans Mono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Bitstream Vera Sans Mono" fo:language="pt" fo:country="BR" officeooo:rsid="00114e26" officeooo:paragraph-rsid="00114e26"/>
    </style:style>
    <style:style style:name="P38" style:family="paragraph" style:parent-style-name="Standard">
      <style:paragraph-properties fo:text-align="justify" style:justify-single-word="false"/>
      <style:text-properties style:font-name="Bitstream Vera Sans Mono" fo:language="pt" fo:country="BR" officeooo:rsid="00125985" officeooo:paragraph-rsid="00125985"/>
    </style:style>
    <style:style style:name="P39" style:family="paragraph" style:parent-style-name="Standard">
      <style:paragraph-properties fo:text-align="justify" style:justify-single-word="false"/>
      <style:text-properties style:font-name="Bitstream Vera Sans Mono" fo:language="pt" fo:country="BR" officeooo:rsid="0012e2de" officeooo:paragraph-rsid="0012e2de"/>
    </style:style>
    <style:style style:name="P40" style:family="paragraph" style:parent-style-name="Standard">
      <style:paragraph-properties fo:text-align="justify" style:justify-single-word="false"/>
      <style:text-properties style:font-name="Bitstream Vera Sans Mono" fo:language="pt" fo:country="BR" officeooo:rsid="00136de9" officeooo:paragraph-rsid="00136de9"/>
    </style:style>
    <style:style style:name="P41" style:family="paragraph" style:parent-style-name="Standard">
      <style:paragraph-properties fo:text-align="justify" style:justify-single-word="false"/>
      <style:text-properties style:font-name="Bitstream Vera Sans Mono" fo:language="pt" fo:country="BR" officeooo:rsid="00141ec0" officeooo:paragraph-rsid="00141ec0"/>
    </style:style>
    <style:style style:name="P42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41ec0" officeooo:paragraph-rsid="00141ec0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55bae" officeooo:paragraph-rsid="00155bae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55bae" officeooo:paragraph-rsid="00259c14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729f7" officeooo:paragraph-rsid="001729f7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74766" officeooo:paragraph-rsid="00174766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84cd1" officeooo:paragraph-rsid="00184cd1" style:font-name-asian="Bitstream Vera Sans Mono" style:font-weight-asian="normal" style:font-name-complex="Bitstream Vera Sans Mono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9e990" officeooo:paragraph-rsid="0019e990" style:font-name-asian="Bitstream Vera Sans Mono" style:font-weight-asian="normal" style:font-name-complex="Bitstream Vera Sans Mono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b3693" officeooo:paragraph-rsid="001b3693" style:font-name-asian="Bitstream Vera Sans Mono" style:font-weight-asian="normal" style:font-name-complex="Bitstream Vera Sans Mono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dc145" officeooo:paragraph-rsid="001dc145" style:font-name-asian="Bitstream Vera Sans Mono" style:font-weight-asian="normal" style:font-name-complex="Bitstream Vera Sans Mono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1f61e9" officeooo:paragraph-rsid="001f61e9" style:font-name-asian="Bitstream Vera Sans Mono" style:font-weight-asian="normal" style:font-name-complex="Bitstream Vera Sans Mono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222515" officeooo:paragraph-rsid="00222515" style:font-name-asian="Bitstream Vera Sans Mono" style:font-weight-asian="normal" style:font-name-complex="Bitstream Vera Sans Mono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222515" officeooo:paragraph-rsid="0023211c" style:font-name-asian="Bitstream Vera Sans Mono" style:font-weight-asian="normal" style:font-name-complex="Bitstream Vera Sans Mono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23211c" officeooo:paragraph-rsid="0023211c" style:font-name-asian="Bitstream Vera Sans Mono" style:font-weight-asian="normal" style:font-name-complex="Bitstream Vera Sans Mono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23c9e6" officeooo:paragraph-rsid="0023c9e6" style:font-name-asian="Bitstream Vera Sans Mono" style:font-weight-asian="normal" style:font-name-complex="Bitstream Vera Sans Mono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normal" officeooo:rsid="0025d090" officeooo:paragraph-rsid="0025d090" style:font-name-asian="Bitstream Vera Sans Mono" style:font-weight-asian="normal" style:font-name-complex="Bitstream Vera Sans Mono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bold" officeooo:rsid="00155bae" officeooo:paragraph-rsid="00155bae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Bitstream Vera Sans Mono" fo:language="pt" fo:country="BR" style:text-underline-style="none" fo:font-weight="bold" officeooo:rsid="00174766" officeooo:paragraph-rsid="00174766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Bitstream Vera Sans Mono"/>
    </style:style>
    <style:style style:name="P60" style:family="paragraph" style:parent-style-name="Table_20_Contents">
      <style:paragraph-properties fo:text-align="justify" style:justify-single-word="false"/>
      <style:text-properties style:font-name="Bitstream Vera Sans Mono" officeooo:rsid="00174766" officeooo:paragraph-rsid="00174766"/>
    </style:style>
    <style:style style:name="P61" style:family="paragraph" style:parent-style-name="Table_20_Contents">
      <style:paragraph-properties fo:text-align="justify" style:justify-single-word="false"/>
      <style:text-properties style:font-name="Bitstream Vera Sans Mono" officeooo:rsid="00184cd1" officeooo:paragraph-rsid="00184cd1"/>
    </style:style>
    <style:style style:name="P62" style:family="paragraph" style:parent-style-name="Table_20_Contents">
      <style:paragraph-properties fo:text-align="center" style:justify-single-word="false"/>
      <style:text-properties style:font-name="Bitstream Vera Sans Mono" officeooo:rsid="00184cd1" officeooo:paragraph-rsid="00184cd1"/>
    </style:style>
    <style:style style:name="P63" style:family="paragraph" style:parent-style-name="Table_20_Contents">
      <style:paragraph-properties fo:text-align="justify" style:justify-single-word="false"/>
      <style:text-properties style:font-name="Bitstream Vera Sans Mono" fo:font-weight="bold" officeooo:rsid="00184cd1" officeooo:paragraph-rsid="00184cd1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Bitstream Vera Sans Mono" fo:font-weight="bold" officeooo:rsid="00184cd1" officeooo:paragraph-rsid="00184cd1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style:font-name="Bitstream Vera Sans Mono" officeooo:rsid="0019e990" officeooo:paragraph-rsid="0019e990"/>
    </style:style>
    <style:style style:name="P66" style:family="paragraph" style:parent-style-name="Table_20_Contents">
      <style:paragraph-properties fo:text-align="center" style:justify-single-word="false"/>
      <style:text-properties style:font-name="Bitstream Vera Sans Mono" officeooo:rsid="0019e990" officeooo:paragraph-rsid="0019e990"/>
    </style:style>
    <style:style style:name="P67" style:family="paragraph" style:parent-style-name="Table_20_Contents">
      <style:paragraph-properties fo:text-align="center" style:justify-single-word="false"/>
      <style:text-properties style:font-name="Bitstream Vera Sans Mono"/>
    </style:style>
    <style:style style:name="P68" style:family="paragraph" style:parent-style-name="Table_20_Contents">
      <style:paragraph-properties fo:text-align="justify" style:justify-single-word="false"/>
      <style:text-properties style:font-name="Bitstream Vera Sans Mono" fo:font-size="12pt" officeooo:rsid="00331e75" officeooo:paragraph-rsid="00331e75" style:font-name-asian="Bitstream Vera Sans Mono" style:font-size-asian="10.5pt" style:font-name-complex="Bitstream Vera Sans Mono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Bitstream Vera Sans Mono" fo:font-size="12pt" style:font-name-asian="Bitstream Vera Sans Mono" style:font-size-asian="10.5pt" style:font-name-complex="Bitstream Vera Sans Mono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Bitstream Vera Sans Mono" fo:font-size="12pt" officeooo:rsid="00414832" officeooo:paragraph-rsid="00414832" style:font-name-asian="Bitstream Vera Sans Mono" style:font-size-asian="10.5pt" style:font-name-complex="Bitstream Vera Sans Mono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Bitstream Vera Sans Mono" fo:font-size="12pt" officeooo:rsid="004b09da" officeooo:paragraph-rsid="004b09da" style:font-name-asian="Bitstream Vera Sans Mono" style:font-size-asian="10.5pt" style:font-name-complex="Bitstream Vera Sans Mono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Bitstream Vera Sans Mono" fo:font-size="12pt" officeooo:rsid="004c285b" officeooo:paragraph-rsid="004c285b" style:font-name-asian="Bitstream Vera Sans Mono" style:font-size-asian="10.5pt" style:font-name-complex="Bitstream Vera Sans Mono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Bitstream Vera Sans Mono" fo:font-size="12pt" fo:font-weight="bold" officeooo:rsid="004c285b" officeooo:paragraph-rsid="004c285b" style:font-name-asian="Bitstream Vera Sans Mono" style:font-size-asian="10.5pt" style:font-weight-asian="bold" style:font-name-complex="Bitstream Vera Sans Mono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Bitstream Vera Sans Mono" fo:font-size="12pt" fo:font-weight="bold" officeooo:rsid="004e24ec" officeooo:paragraph-rsid="004e24ec" style:font-name-asian="Bitstream Vera Sans Mono" style:font-size-asian="10.5pt" style:font-weight-asian="bold" style:font-name-complex="Bitstream Vera Sans Mono" style:font-size-complex="12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25d090" officeooo:paragraph-rsid="0025d090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279660" officeooo:paragraph-rsid="00279660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295a6e" officeooo:paragraph-rsid="00295a6e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2cf6f2" officeooo:paragraph-rsid="002cf6f2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2e83c7" officeooo:paragraph-rsid="002e83c7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310258" officeooo:paragraph-rsid="00310258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31a79b" officeooo:paragraph-rsid="0031a79b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331e75" officeooo:paragraph-rsid="00331e75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3e1c47" officeooo:paragraph-rsid="003e1c47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lwg Typo" fo:font-size="10pt" fo:language="pt" fo:country="BR" style:text-underline-style="none" fo:font-weight="normal" officeooo:rsid="0033e534" officeooo:paragraph-rsid="0033e534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0pt" fo:language="pt" fo:country="BR" style:text-underline-style="none" fo:font-weight="normal" officeooo:rsid="0025d090" officeooo:paragraph-rsid="0025d090" style:font-name-asian="Bitstream Vera Sans Mono" style:font-size-asian="10pt" style:font-weight-asian="normal" style:font-name-complex="Bitstream Vera Sans Mono" style:font-size-complex="10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25d090" officeooo:paragraph-rsid="0025d090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279660" officeooo:paragraph-rsid="00279660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2d0d90" officeooo:paragraph-rsid="002d0d90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2e83c7" officeooo:paragraph-rsid="002e83c7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2fabdb" officeooo:paragraph-rsid="002fabdb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10258" officeooo:paragraph-rsid="00310258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2cf6f2" officeooo:paragraph-rsid="002cf6f2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2e83c7" officeooo:paragraph-rsid="002e83c7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1a79b" officeooo:paragraph-rsid="0031a79b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31e75" officeooo:paragraph-rsid="00331e7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3e534" officeooo:paragraph-rsid="0033e534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af854" officeooo:paragraph-rsid="003af854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d8de5" officeooo:paragraph-rsid="003d8de5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e1c47" officeooo:paragraph-rsid="003e1c47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f57ef" officeooo:paragraph-rsid="003f57ef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40e372" officeooo:paragraph-rsid="0040e372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414832" officeooo:paragraph-rsid="00414832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7270d" officeooo:paragraph-rsid="0037270d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7270d" officeooo:paragraph-rsid="0039ed0e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normal" officeooo:rsid="0039ed0e" officeooo:paragraph-rsid="0039ed0e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bold" officeooo:rsid="00279660" officeooo:paragraph-rsid="00279660" style:font-name-asian="Bitstream Vera Sans Mono" style:font-size-asian="12pt" style:font-weight-asian="bold" style:font-name-complex="Bitstream Vera Sans Mono" style:font-size-complex="12pt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bold" officeooo:rsid="00279660" officeooo:paragraph-rsid="00279660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0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none" fo:font-weight="bold" officeooo:rsid="002b4408" officeooo:paragraph-rsid="002b4408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normal" officeooo:rsid="0025d090" officeooo:paragraph-rsid="0025d090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normal" officeooo:rsid="002e83c7" officeooo:paragraph-rsid="002e83c7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normal" officeooo:rsid="00310258" officeooo:paragraph-rsid="00310258" style:font-name-asian="Bitstream Vera Sans Mono" style:font-size-asian="12pt" style:font-weight-asian="normal" style:font-name-complex="Bitstream Vera Sans Mono" style:font-size-complex="12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normal" officeooo:rsid="00295a6e" officeooo:paragraph-rsid="00295a6e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normal" officeooo:rsid="002cf6f2" officeooo:paragraph-rsid="002cf6f2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normal" officeooo:rsid="0031a79b" officeooo:paragraph-rsid="0031a79b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normal" officeooo:rsid="0037270d" officeooo:paragraph-rsid="0037270d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baee4" officeooo:paragraph-rsid="00279660" style:font-name-asian="Bitstream Vera Sans Mono" style:font-size-asian="12pt" style:font-weight-asian="bold" style:font-name-complex="Bitstream Vera Sans Mono" style:font-size-complex="12pt" style:font-weight-complex="bold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baee4" officeooo:paragraph-rsid="002cf6f2" style:font-name-asian="Bitstream Vera Sans Mono" style:font-size-asian="12pt" style:font-weight-asian="bold" style:font-name-complex="Bitstream Vera Sans Mono" style:font-size-complex="12pt" style:font-weight-complex="bold"/>
    </style:style>
    <style:style style:name="P1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baee4" officeooo:paragraph-rsid="002fabdb" style:font-name-asian="Bitstream Vera Sans Mono" style:font-size-asian="12pt" style:font-weight-asian="bold" style:font-name-complex="Bitstream Vera Sans Mono" style:font-size-complex="12pt" style:font-weight-complex="bold"/>
    </style:style>
    <style:style style:name="P1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279660" style:font-name-asian="Bitstream Vera Sans Mono" style:font-size-asian="12pt" style:font-weight-asian="bold" style:font-name-complex="Bitstream Vera Sans Mono" style:font-size-complex="12pt" style:font-weight-complex="bold"/>
    </style:style>
    <style:style style:name="P1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2cf6f2" style:font-name-asian="Bitstream Vera Sans Mono" style:font-size-asian="12pt" style:font-weight-asian="bold" style:font-name-complex="Bitstream Vera Sans Mono" style:font-size-complex="12pt" style:font-weight-complex="bold"/>
    </style:style>
    <style:style style:name="P1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2fabdb" style:font-name-asian="Bitstream Vera Sans Mono" style:font-size-asian="12pt" style:font-weight-asian="bold" style:font-name-complex="Bitstream Vera Sans Mono" style:font-size-complex="12pt" style:font-weight-complex="bold"/>
    </style:style>
    <style:style style:name="P1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33e534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37e847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39ed0e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3d8de5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1dc145" officeooo:paragraph-rsid="0040e372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37e847" officeooo:paragraph-rsid="0039ed0e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Bitstream Vera Sans Mono" fo:font-size="12pt" fo:language="pt" fo:country="BR" style:text-underline-style="solid" style:text-underline-width="auto" style:text-underline-color="font-color" fo:font-weight="bold" officeooo:rsid="0037e847" officeooo:paragraph-rsid="0043d7f6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Bitstream Vera Sans Mono" fo:font-size="12pt" fo:language="pt" fo:country="BR" style:text-underline-style="none" fo:font-weight="normal" officeooo:rsid="0033e534" officeooo:paragraph-rsid="0033e534" fo:background-color="#fff200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37e847" officeooo:paragraph-rsid="0037e847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38d91f" officeooo:paragraph-rsid="0038d91f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3d44b" officeooo:paragraph-rsid="0043d44b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3d7f6" officeooo:paragraph-rsid="0043d7f6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4080b" officeooo:paragraph-rsid="0044080b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53bc8" officeooo:paragraph-rsid="00453bc8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719d7" officeooo:paragraph-rsid="004719d7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8f9ed" officeooo:paragraph-rsid="0048f9ed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adc15" officeooo:paragraph-rsid="004adc1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b09da" officeooo:paragraph-rsid="004b09da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b09da" officeooo:paragraph-rsid="004c285b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b09da" officeooo:paragraph-rsid="004e24ec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b09da" officeooo:paragraph-rsid="0050a4d1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b09da" officeooo:paragraph-rsid="004e24ec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c285b" officeooo:paragraph-rsid="004c285b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c285b" officeooo:paragraph-rsid="004e24ec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c285b" officeooo:paragraph-rsid="004e24ec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f7c2d" officeooo:paragraph-rsid="004f7c2d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0a4d1" officeooo:paragraph-rsid="0050a4d1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163be" officeooo:paragraph-rsid="005163be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1eba5" officeooo:paragraph-rsid="0051eba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3912d" officeooo:paragraph-rsid="0053912d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50578" officeooo:paragraph-rsid="00550578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977fd" officeooo:paragraph-rsid="005977fd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9c747" officeooo:paragraph-rsid="0059c747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9e856" officeooo:paragraph-rsid="0059e856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9e856" officeooo:paragraph-rsid="005cec61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be416" officeooo:paragraph-rsid="005be416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cec61" officeooo:paragraph-rsid="005cec61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26172" officeooo:paragraph-rsid="00626172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26172" officeooo:paragraph-rsid="006a305a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26172" officeooo:paragraph-rsid="006aff89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825f5" officeooo:paragraph-rsid="006a305a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aa1a8" officeooo:paragraph-rsid="006aa1a8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aff89" officeooo:paragraph-rsid="00626172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aff89" officeooo:paragraph-rsid="006cbd9a" fo:background-color="#ff0000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4e24ec" officeooo:paragraph-rsid="004e24ec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4e24ec" officeooo:paragraph-rsid="004e24ec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4f7c2d" officeooo:paragraph-rsid="004f7c2d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550578" officeooo:paragraph-rsid="00550578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5977fd" officeooo:paragraph-rsid="005977fd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626172" officeooo:paragraph-rsid="00626172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626172" officeooo:paragraph-rsid="006825f5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6a397d" officeooo:paragraph-rsid="006a397d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6aa1a8" officeooo:paragraph-rsid="006aa1a8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6aff89" officeooo:paragraph-rsid="006aff89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6aa1a8" officeooo:paragraph-rsid="006cbd9a" fo:background-color="#ffff00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38d91f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39ed0e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43d7f6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44080b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453bc8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4719d7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4adc15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4f7c2d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50a4d1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51eba5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550578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576f36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8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59e856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9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1dc145" officeooo:paragraph-rsid="006fcebe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solid" style:text-underline-width="auto" style:text-underline-color="font-color" fo:font-weight="bold" officeooo:rsid="00550578" officeooo:paragraph-rsid="00550578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8b949e" style:font-name="SFMono-Regular" fo:font-size="10.5pt" fo:letter-spacing="normal" fo:language="pt" fo:country="BR" fo:font-style="normal" style:text-underline-style="none" fo:font-weight="normal" officeooo:rsid="00626172" officeooo:paragraph-rsid="00626172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9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212529" style:font-name="apple-system" fo:font-size="12pt" fo:letter-spacing="normal" fo:language="pt" fo:country="BR" fo:font-style="normal" style:text-underline-style="none" fo:font-weight="normal" officeooo:rsid="00626172" officeooo:paragraph-rsid="00626172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9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80" style:font-name="Bitstream Vera Sans Mono" fo:font-size="12pt" fo:letter-spacing="normal" fo:language="zxx" fo:country="none" fo:font-style="normal" style:text-underline-style="solid" style:text-underline-width="auto" style:text-underline-color="font-color" fo:font-weight="normal" officeooo:rsid="005cec61" officeooo:paragraph-rsid="00626172" fo:background-color="transparent" style:font-name-asian="Bitstream Vera Sans Mono" style:font-size-asian="10.5pt" style:language-asian="zxx" style:country-asian="none" style:font-weight-asian="normal" style:font-name-complex="Bitstream Vera Sans Mono" style:font-size-complex="12pt" style:language-complex="zxx" style:country-complex="none" style:font-weight-complex="normal"/>
    </style:style>
    <style:style style:name="P19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5cec61" officeooo:paragraph-rsid="005cec61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19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5cec61" officeooo:paragraph-rsid="005cec61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19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OpenSans" fo:font-size="10.5pt" fo:letter-spacing="normal" fo:font-style="normal" fo:font-weight="normal" fo:background-color="#fff200"/>
    </style:style>
    <style:style style:name="P19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color="#000000" fo:background-color="#fff200"/>
    </style:style>
    <style:style style:name="P19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99b33" officeooo:paragraph-rsid="006a305a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a305a" officeooo:paragraph-rsid="006a305a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a397d" officeooo:paragraph-rsid="006a397d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aa1a8" officeooo:paragraph-rsid="006aa1a8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4b09da" officeooo:paragraph-rsid="004b09da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3922f" officeooo:paragraph-rsid="0073922f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4378c" officeooo:paragraph-rsid="0074378c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1dc145" officeooo:paragraph-rsid="006fcebe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5b42d" officeooo:paragraph-rsid="0075b42d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7a015" officeooo:paragraph-rsid="0077a015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7993ce" officeooo:paragraph-rsid="007993ce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normal" officeooo:rsid="006aff89" officeooo:paragraph-rsid="005cec61" fo:background-color="transparent" style:font-name-asian="Bitstream Vera Sans Mono" style:font-size-asian="10.5pt" style:font-weight-asian="normal" style:font-name-complex="Bitstream Vera Sans Mono" style:font-size-complex="12pt" style:font-weight-complex="normal"/>
    </style:style>
    <style:style style:name="P2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77a015" officeooo:paragraph-rsid="0077a015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2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Bitstream Vera Sans Mono" fo:font-size="12pt" fo:letter-spacing="normal" fo:language="pt" fo:country="BR" fo:font-style="normal" style:text-underline-style="none" fo:font-weight="bold" officeooo:rsid="007993ce" officeooo:paragraph-rsid="007993ce" fo:background-color="transparent" style:font-name-asian="Bitstream Vera Sans Mono" style:font-size-asian="10.5pt" style:font-weight-asian="bold" style:font-name-complex="Bitstream Vera Sans Mono" style:font-size-complex="12pt" style:font-weight-complex="bold"/>
    </style:style>
    <style:style style:name="P2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331e75"/>
    </style:style>
    <style:style style:name="P214" style:family="paragraph" style:parent-style-name="Standard">
      <style:paragraph-properties fo:text-align="justify" style:justify-single-word="false"/>
      <style:text-properties style:font-name="Bitstream Vera Sans Mono" fo:font-size="14pt" fo:language="pt" fo:country="BR" style:text-underline-style="solid" style:text-underline-width="auto" style:text-underline-color="font-color" fo:font-weight="bold" officeooo:rsid="001baee4" officeooo:paragraph-rsid="001baee4" fo:background-color="#fff200" style:font-size-asian="14pt" style:font-weight-asian="bold" style:font-size-complex="14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Bitstream Vera Sans Mono" fo:font-size="12pt" fo:font-weight="bold" officeooo:rsid="004c285b" officeooo:paragraph-rsid="004c285b" style:font-name-asian="Bitstream Vera Sans Mono" style:font-size-asian="10.5pt" style:font-weight-asian="bold" style:font-name-complex="Bitstream Vera Sans Mono" style:font-size-complex="12pt" style:font-weight-complex="bold"/>
    </style:style>
    <style:style style:name="T1" style:family="text">
      <style:text-properties officeooo:rsid="0012e2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211c" style:font-weight-asian="bold" style:font-weight-complex="bold"/>
    </style:style>
    <style:style style:name="T4" style:family="text">
      <style:text-properties fo:font-weight="bold" officeooo:rsid="0038d91f" style:font-weight-asian="bold" style:font-weight-complex="bold"/>
    </style:style>
    <style:style style:name="T5" style:family="text">
      <style:text-properties fo:font-weight="bold" officeooo:rsid="0039ed0e" style:font-weight-asian="bold" style:font-weight-complex="bold"/>
    </style:style>
    <style:style style:name="T6" style:family="text">
      <style:text-properties fo:font-weight="bold" officeooo:rsid="0043d44b" style:font-weight-asian="bold" style:font-weight-complex="bold"/>
    </style:style>
    <style:style style:name="T7" style:family="text">
      <style:text-properties fo:font-weight="bold" officeooo:rsid="004c285b" style:font-weight-asian="bold" style:font-weight-complex="bold"/>
    </style:style>
    <style:style style:name="T8" style:family="text">
      <style:text-properties fo:font-weight="bold" officeooo:rsid="004e24ec" style:font-weight-asian="bold" style:font-weight-complex="bold"/>
    </style:style>
    <style:style style:name="T9" style:family="text">
      <style:text-properties fo:font-weight="bold" officeooo:rsid="0050a4d1" style:font-weight-asian="bold" style:font-weight-complex="bold"/>
    </style:style>
    <style:style style:name="T10" style:family="text">
      <style:text-properties fo:font-weight="bold" officeooo:rsid="0051eba5" style:font-weight-asian="bold" style:font-weight-complex="bold"/>
    </style:style>
    <style:style style:name="T11" style:family="text">
      <style:text-properties officeooo:rsid="00141ec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dc145" style:font-weight-asian="normal" style:font-weight-complex="normal"/>
    </style:style>
    <style:style style:name="T15" style:family="text">
      <style:text-properties style:text-underline-style="none" fo:font-weight="normal" style:font-name-asian="Bitstream Vera Sans Mono" style:font-weight-asian="normal" style:font-name-complex="Bitstream Vera Sans Mono" style:font-weight-complex="normal"/>
    </style:style>
    <style:style style:name="T16" style:family="text">
      <style:text-properties style:text-underline-style="none" fo:font-weight="normal" officeooo:rsid="00184cd1" style:font-name-asian="Bitstream Vera Sans Mono" style:font-weight-asian="normal" style:font-name-complex="Bitstream Vera Sans Mono" style:font-weight-complex="normal"/>
    </style:style>
    <style:style style:name="T17" style:family="text">
      <style:text-properties style:text-underline-style="none" style:font-name-asian="Bitstream Vera Sans Mono" style:font-name-complex="Bitstream Vera Sans Mono"/>
    </style:style>
    <style:style style:name="T18" style:family="text">
      <style:text-properties style:text-underline-style="none" officeooo:rsid="0039ed0e"/>
    </style:style>
    <style:style style:name="T19" style:family="text">
      <style:text-properties fo:color="#ce181e" style:text-underline-style="none" fo:font-weight="normal" style:font-weight-asian="normal" style:font-weight-complex="normal"/>
    </style:style>
    <style:style style:name="T20" style:family="text">
      <style:text-properties officeooo:rsid="00174766"/>
    </style:style>
    <style:style style:name="T21" style:family="text">
      <style:text-properties style:font-name-asian="Bitstream Vera Sans Mono" style:font-name-complex="Bitstream Vera Sans Mono"/>
    </style:style>
    <style:style style:name="T22" style:family="text">
      <style:text-properties officeooo:rsid="001b3693" style:font-name-asian="Bitstream Vera Sans Mono" style:font-name-complex="Bitstream Vera Sans Mono"/>
    </style:style>
    <style:style style:name="T23" style:family="text">
      <style:text-properties officeooo:rsid="0019e990"/>
    </style:style>
    <style:style style:name="T24" style:family="text">
      <style:text-properties officeooo:rsid="001f61e9"/>
    </style:style>
    <style:style style:name="T25" style:family="text">
      <style:text-properties officeooo:rsid="00222515"/>
    </style:style>
    <style:style style:name="T26" style:family="text">
      <style:text-properties officeooo:rsid="0023211c"/>
    </style:style>
    <style:style style:name="T27" style:family="text">
      <style:text-properties officeooo:rsid="0027966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4c285b" style:font-weight-asian="normal" style:font-weight-complex="normal"/>
    </style:style>
    <style:style style:name="T30" style:family="text">
      <style:text-properties fo:font-weight="normal" officeooo:rsid="006aff89" style:font-weight-asian="normal" style:font-weight-complex="normal"/>
    </style:style>
    <style:style style:name="T31" style:family="text">
      <style:text-properties fo:font-weight="normal" fo:background-color="#fff200" loext:char-shading-value="0" style:font-weight-asian="normal" style:font-weight-complex="normal"/>
    </style:style>
    <style:style style:name="T32" style:family="text">
      <style:text-properties officeooo:rsid="00295a6e"/>
    </style:style>
    <style:style style:name="T33" style:family="text">
      <style:text-properties officeooo:rsid="002cf6f2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2fabdb"/>
    </style:style>
    <style:style style:name="T36" style:family="text">
      <style:text-properties officeooo:rsid="0033e534"/>
    </style:style>
    <style:style style:name="T37" style:family="text">
      <style:text-properties fo:font-variant="normal" fo:text-transform="none" fo:color="#000000" style:font-name="OpenSans" fo:font-size="10.5pt" fo:letter-spacing="normal" fo:font-style="normal" fo:font-weight="normal" fo:background-color="#fff200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#fff200" loext:char-shading-value="0"/>
    </style:style>
    <style:style style:name="T39" style:family="text">
      <style:text-properties fo:font-variant="normal" fo:text-transform="none" fo:color="#000000" fo:letter-spacing="normal" fo:language="pt" fo:country="BR" fo:font-style="normal" style:text-underline-style="none" fo:font-weight="bold" fo:background-color="transparent" loext:char-shading-value="0" style:font-weight-asian="bold" style:font-weight-complex="bold"/>
    </style:style>
    <style:style style:name="T40" style:family="text">
      <style:text-properties officeooo:rsid="0037e847"/>
    </style:style>
    <style:style style:name="T41" style:family="text">
      <style:text-properties officeooo:rsid="0038d91f"/>
    </style:style>
    <style:style style:name="T42" style:family="text">
      <style:text-properties officeooo:rsid="0039ed0e"/>
    </style:style>
    <style:style style:name="T43" style:family="text">
      <style:text-properties officeooo:rsid="003d8de5"/>
    </style:style>
    <style:style style:name="T44" style:family="text">
      <style:text-properties officeooo:rsid="0040e372"/>
    </style:style>
    <style:style style:name="T45" style:family="text">
      <style:text-properties officeooo:rsid="00414832"/>
    </style:style>
    <style:style style:name="T46" style:family="text">
      <style:text-properties officeooo:rsid="0043d7f6"/>
    </style:style>
    <style:style style:name="T47" style:family="text">
      <style:text-properties officeooo:rsid="0044080b"/>
    </style:style>
    <style:style style:name="T48" style:family="text">
      <style:text-properties officeooo:rsid="00453bc8"/>
    </style:style>
    <style:style style:name="T49" style:family="text">
      <style:text-properties officeooo:rsid="004719d7"/>
    </style:style>
    <style:style style:name="T50" style:family="text">
      <style:text-properties officeooo:rsid="004adc15"/>
    </style:style>
    <style:style style:name="T51" style:family="text">
      <style:text-properties officeooo:rsid="004b09da"/>
    </style:style>
    <style:style style:name="T52" style:family="text">
      <style:text-properties officeooo:rsid="004c285b"/>
    </style:style>
    <style:style style:name="T53" style:family="text">
      <style:text-properties officeooo:rsid="004f7c2d"/>
    </style:style>
    <style:style style:name="T54" style:family="text">
      <style:text-properties officeooo:rsid="0050a4d1"/>
    </style:style>
    <style:style style:name="T55" style:family="text">
      <style:text-properties officeooo:rsid="0051eba5"/>
    </style:style>
    <style:style style:name="T56" style:family="text">
      <style:text-properties officeooo:rsid="00550578"/>
    </style:style>
    <style:style style:name="T57" style:family="text">
      <style:text-properties officeooo:rsid="00576f36"/>
    </style:style>
    <style:style style:name="T58" style:family="text">
      <style:text-properties fo:background-color="#fff200" loext:char-shading-value="0"/>
    </style:style>
    <style:style style:name="T59" style:family="text">
      <style:text-properties officeooo:rsid="0050a4d1" fo:background-color="#fff200" loext:char-shading-value="0"/>
    </style:style>
    <style:style style:name="T60" style:family="text">
      <style:text-properties fo:background-color="#fff200" loext:char-shading-value="0"/>
    </style:style>
    <style:style style:name="T61" style:family="text">
      <style:text-properties officeooo:rsid="0059e856"/>
    </style:style>
    <style:style style:name="T62" style:family="text">
      <style:text-properties officeooo:rsid="006825f5"/>
    </style:style>
    <style:style style:name="T63" style:family="text">
      <style:text-properties officeooo:rsid="006a305a"/>
    </style:style>
    <style:style style:name="T64" style:family="text">
      <style:text-properties officeooo:rsid="006aff89"/>
    </style:style>
    <style:style style:name="T65" style:family="text">
      <style:text-properties fo:color="#000080" style:font-name="Bitstream Vera Sans Mono" fo:language="zxx" fo:country="none" style:text-underline-style="solid" style:text-underline-width="auto" style:text-underline-color="font-color" officeooo:rsid="005cec61" style:language-asian="zxx" style:country-asian="none" style:language-complex="zxx" style:country-complex="none"/>
    </style:style>
    <style:style style:name="T66" style:family="text">
      <style:text-properties fo:color="#000080" style:font-name="Bitstream Vera Sans Mono" fo:font-size="12pt" fo:language="zxx" fo:country="none" style:text-underline-style="solid" style:text-underline-width="auto" style:text-underline-color="font-color" officeooo:rsid="005cec61" style:language-asian="zxx" style:country-asian="none" style:language-complex="zxx" style:country-complex="none"/>
    </style:style>
    <style:style style:name="T67" style:family="text">
      <style:text-properties officeooo:rsid="006fcebe"/>
    </style:style>
    <style:style style:name="T68" style:family="text">
      <style:text-properties officeooo:rsid="0071bf8f"/>
    </style:style>
    <style:style style:name="T69" style:family="text">
      <style:text-properties officeooo:rsid="0074378c"/>
    </style:style>
    <style:style style:name="T70" style:family="text">
      <style:text-properties officeooo:rsid="0077a015"/>
    </style:style>
    <style:style style:name="T71" style:family="text">
      <style:text-properties officeooo:rsid="007ddb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4">*** <text:span text:style-name="T71">Lógica de programação essencial ***</text:span></text:p>
      <text:p text:style-name="P13">Bloco 01 – Introduçao à lógica e à programação:</text:p>
      <text:p text:style-name="P1">Aula 01 – Entendendo o que é lógica</text:p>
      <text:p text:style-name="P37">Objetivos da Aula</text:p>
      <text:p text:style-name="P37">1. Entender o que é lógica e lógica de programação;</text:p>
      <text:p text:style-name="P37">2. Entender e criar um mapa mental para resolução de problemas;</text:p>
      <text:p text:style-name="P37">3. Entender o que uma abstração.</text:p>
      <text:p text:style-name="P37">O que é <text:span text:style-name="T2">lógica</text:span>?</text:p>
      <text:p text:style-name="P37">“coerência de raciocínio, de ideias”</text:p>
      <text:p text:style-name="P37">“sequencia <text:s/>coerente, regular e necessária de acontecimentos, coisas.”</text:p>
      <text:p text:style-name="P37"><text:span text:style-name="T2">Lógica de programação</text:span> significa apenas contextualizar a lógica na programação de computadores, buscando a melhor sequência de ações para solucionar um problema.”</text:p>
      <text:p text:style-name="P38"><text:span text:style-name="T2">Abstração</text:span>:</text:p>
      <text:p text:style-name="P38"><text:span text:style-name="T2">Abstração</text:span> é a habilidade de concentrar nos aspectos essenciais de um contexto qualquer, ignorando características menos importantes ou acidentais.</text:p>
      <text:p text:style-name="P38">Exercício final:</text:p>
      <text:p text:style-name="P38">Crie um mapa mental para resolver um determinado problema, por e<text:span text:style-name="T1">x</text:span>emplo, calcular a média aritmética de 4 notas, sabendo que as notas são as seguintes:</text:p>
      <text:p text:style-name="P38">Nota 1: 5</text:p>
      <text:p text:style-name="P38">Nota 2: 7</text:p>
      <text:p text:style-name="P38">Nota 3: 10</text:p>
      <text:p text:style-name="P38">Nota 4: 3</text:p>
      <text:p text:style-name="P38">Resolução:</text:p>
      <text:p text:style-name="P38">(Nota 1 + Nota 2 + Nota 3 + Nota 4) / 4</text:p>
      <text:p text:style-name="P38">É possível fazer uma abstração a partir do seu mapa mental?</text:p>
      <text:p text:style-name="P38"/>
      <text:p text:style-name="P1">Aula 02 – O que são algoritmos e pseudocódigo</text:p>
      <text:p text:style-name="P38">Objetivos da Aula:</text:p>
      <text:p text:style-name="P38">1. Entender o que é um algoritmo;</text:p>
      <text:p text:style-name="P38">2. Entender o que é um pseudocódigo.</text:p>
      <text:p text:style-name="P38"><text:span text:style-name="T2">Algoritmo</text:span> – sequência de passos que resolve um problema.</text:p>
      <text:p text:style-name="P38">Exemplo de algoritmo:</text:p>
      <text:p text:style-name="P38"/>
      <text:p text:style-name="P38">Início-dia</text:p>
      <text:p text:style-name="P38"><text:tab/>Acordei</text:p>
      <text:p text:style-name="P38"><text:tab/>Levantei da cama</text:p>
      <text:p text:style-name="P38"><text:tab/>Troquei de roupa</text:p>
      <text:p text:style-name="P38"><text:tab/>Escovei os dentes</text:p>
      <text:p text:style-name="P38"><text:tab/>Fui a padaria</text:p>
      <text:p text:style-name="P38"><text:tab/>Tomei café</text:p>
      <text:p text:style-name="P38"><text:tab/>Escovei os dentes</text:p>
      <text:p text:style-name="P38"><text:tab/>Fui ao trabalho</text:p>
      <text:p text:style-name="P38"><text:tab/>…</text:p>
      <text:p text:style-name="P38">Fim-dia</text:p>
      <text:p text:style-name="P38"/>
      <text:p text:style-name="P39">O que é um <text:span text:style-name="T2">Pseudocódigo</text:span>?</text:p>
      <text:p text:style-name="P39"><text:soft-page-break/><text:span text:style-name="T2">Pseudocódigo</text:span> é uma forma genéria de escrever um algoritmo, utilizando uma linguagem simples (nativa, ou seja, em português a quem o escreve, de forma a ser entendida por qualquer pessoa).”</text:p>
      <text:p text:style-name="P39"><text:a xlink:type="simple" xlink:href="https://www.proprofsgames.com/wolf-sheep-and-cabbage/" text:style-name="Internet_20_link" text:visited-style-name="Visited_20_Internet_20_Link">https://www.proprofsgames.com/wolf-sheep-and-cabbage/</text:a></text:p>
      <text:p text:style-name="P40">Pseudocódigo do jogo:</text:p>
      <text:p text:style-name="P40">INICIO DO JOGO</text:p>
      <text:p text:style-name="P40"><text:tab/>Ovelha entra no barco</text:p>
      <text:p text:style-name="P40"><text:tab/>Atravessa</text:p>
      <text:p text:style-name="P40"><text:tab/>Ovelha sai do barco</text:p>
      <text:p text:style-name="P40"><text:tab/>Atravessa</text:p>
      <text:p text:style-name="P40"><text:tab/>Repolho entra no barco</text:p>
      <text:p text:style-name="P40"><text:tab/>Atravessa</text:p>
      <text:p text:style-name="P40"><text:tab/>Repolho sai do barco</text:p>
      <text:p text:style-name="P40"><text:tab/>Ovelha entra no barco</text:p>
      <text:p text:style-name="P40"><text:tab/>Atravessa</text:p>
      <text:p text:style-name="P40"><text:tab/>Ovelha sai do barco</text:p>
      <text:p text:style-name="P40"><text:tab/>Lobo entra no barco</text:p>
      <text:p text:style-name="P40"><text:tab/>Atravessa</text:p>
      <text:p text:style-name="P40"><text:tab/>Lobo sai do barco</text:p>
      <text:p text:style-name="P40"><text:tab/>Atravessa</text:p>
      <text:p text:style-name="P40"><text:tab/>Ovelha entra no barco</text:p>
      <text:p text:style-name="P40"><text:tab/>Atravessa</text:p>
      <text:p text:style-name="P40"><text:tab/>Ovelha sai do barco</text:p>
      <text:p text:style-name="P40">FIM DO JOGO</text:p>
      <text:p text:style-name="P40"/>
      <text:p text:style-name="P40">Exercício final</text:p>
      <text:p text:style-name="P40">1- Crie um algoritmo do seu dia;</text:p>
      <text:p text:style-name="P40">2- Abra o site <text:a xlink:type="simple" xlink:href="http://studio.code.org/s/mc/stage/1/puzzle/1" text:style-name="Internet_20_link" text:visited-style-name="Visited_20_Internet_20_Link">http://studio.code.org/s/mc/stage/1/puzzle/1</text:a> e tente resolver todos os problemas em menos de uma hora.</text:p>
      <text:p text:style-name="P41">@denilsonbonatti</text:p>
      <text:p text:style-name="P41">Abra o site <text:a xlink:type="simple" xlink:href="https://rachacuca.com.br/jogos/pinguins-numa-fria/" text:style-name="Internet_20_link" text:visited-style-name="Visited_20_Internet_20_Link">https://rachacuca.com.br/jogos/pinguins-numa-fria/</text:a></text:p>
      <text:p text:style-name="P41">resolva o problema e escreva o pseudocódigo.</text:p>
      <text:p text:style-name="P41"/>
      <text:p text:style-name="P2">Aula 0<text:span text:style-name="T11">3</text:span> – <text:span text:style-name="T11">Aprendendo fluxograma, variáveis e constantes</text:span></text:p>
      <text:p text:style-name="P42">Objetivos da aula:</text:p>
      <text:p text:style-name="P42">1. Entender o que é um fluxograma;</text:p>
      <text:p text:style-name="P42">2. Aprender sobre variáveis, constante e tipos de dados.</text:p>
      <text:p text:style-name="P42">O que é um <text:span text:style-name="T2">fluxograma</text:span>?</text:p>
      <text:p text:style-name="P5"><text:span text:style-name="T12">Fluxograma</text:span><text:span text:style-name="T13"> é uma ferramenta utilizada para representar graficamente o algoritmo, isto é, a sequência lógica e coerente do fluxo de dados. </text:span><text:span text:style-name="T12">Fluxograma</text:span><text:span text:style-name="T13"> é um tipo de diagrama e pode ser entendi</text:span><text:span text:style-name="T14">do</text:span><text:span text:style-name="T13"> como uma representação esquemática de um processo. Podemos entendê-lo, na prática, como a documentação dos passos necessários para a execução de um processo qualquer.</text:span></text:p>
      <text:p text:style-name="P44"><text:span text:style-name="T2">Diagrama de blocos</text:span> – utilizado para representar o método do fluxograma.</text:p>
      <text:p text:style-name="P44">Flowgorithm - <text:a xlink:type="simple" xlink:href="http://www.flowgorithm.org/index.htm" text:style-name="Internet_20_link" text:visited-style-name="Visited_20_Internet_20_Link">http://www.flowgorithm.org/index.htm</text:a> </text:p>
      <text:p text:style-name="P44"/>
      <text:p text:style-name="P6"><text:span text:style-name="T13">O que são </text:span><text:span text:style-name="T12">variáveis</text:span><text:span text:style-name="T13">?</text:span></text:p>
      <text:p text:style-name="P6"><text:span text:style-name="T13">Na programação, uma </text:span><text:span text:style-name="T12">variável</text:span><text:span text:style-name="T13"> é um objeto (uma posição, frequentemente localizada na memória) capaz de reter e representar um valor ou expressão). Uma </text:span><text:span text:style-name="T12">variável</text:span><text:span text:style-name="T13"> é um espaço na memória do </text:span><text:soft-page-break/><text:span text:style-name="T13">computador destinado a um dado que é alterado durante a execução do algoritmo.</text:span></text:p>
      <text:p text:style-name="P43">Declaração de variáveis:</text:p>
      <text:p text:style-name="P43">INÍCIO</text:p>
      <text:p text:style-name="P43">DECLARA nota1: número</text:p>
      <text:p text:style-name="P43">DECLARA nota2: número</text:p>
      <text:p text:style-name="P43">DECLARA nota3: número</text:p>
      <text:p text:style-name="P43">DECLARA nota4: número</text:p>
      <text:p text:style-name="P43">DECLARA media: número</text:p>
      <text:p text:style-name="P43">LEIA (nota1)</text:p>
      <text:p text:style-name="P43">LEIA (nota2)</text:p>
      <text:p text:style-name="P43">LEIA (nota3)</text:p>
      <text:p text:style-name="P43">LEIA (nota4)</text:p>
      <text:p text:style-name="P43">media=(nota1+nota2+nota3+nota4)/4</text:p>
      <text:p text:style-name="P43">IMPRIMIR (media)</text:p>
      <text:p text:style-name="P43">FIM</text:p>
      <text:p text:style-name="P43"/>
      <text:p text:style-name="P57">Tipos de variáveis:</text:p>
      <text:p text:style-name="P6"><text:span text:style-name="T13">As variáveis e as constantes podem ser classificadas basicamente de quatro tipos: </text:span><text:span text:style-name="T12">Numéricas</text:span><text:span text:style-name="T13">, </text:span><text:span text:style-name="T12">Caracteres</text:span><text:span text:style-name="T13">, </text:span><text:span text:style-name="T12">Alfanuméricas</text:span><text:span text:style-name="T13"> ou </text:span><text:span text:style-name="T12">Lógicas</text:span><text:span text:style-name="T13">.</text:span></text:p>
      <text:p text:style-name="P6"><text:span text:style-name="T13">O que é uma </text:span><text:span text:style-name="T12">constante</text:span><text:span text:style-name="T13">?</text:span></text:p>
      <text:p text:style-name="P6"><text:span text:style-name="T13">As </text:span><text:span text:style-name="T12">constantes</text:span><text:span text:style-name="T13"> são valores imutáveis e não são alterados durante a vida útil do programa.</text:span></text:p>
      <text:p text:style-name="P43"/>
      <text:p text:style-name="P43">INÍCIO</text:p>
      <text:p text:style-name="P6"><text:span text:style-name="T13">DECLARA pi=3,14 <text:s text:c="6"/></text:span><text:span text:style-name="T19">(constante)</text:span></text:p>
      <text:p text:style-name="P6"><text:span text:style-name="T13">DECLARA raio: numero <text:s/></text:span><text:span text:style-name="T19">(variável)</text:span></text:p>
      <text:p text:style-name="P43">FIM</text:p>
      <text:p text:style-name="P43"/>
      <text:p text:style-name="P7"><text:a xlink:type="simple" xlink:href="http://flowgorithm.org/" text:style-name="Internet_20_link" text:visited-style-name="Visited_20_Internet_20_Link"><text:span text:style-name="T13">http://flowgorithm.org</text:span></text:a></text:p>
      <text:p text:style-name="P45"/>
      <text:p text:style-name="P3">Aula 0<text:span text:style-name="T20">4</text:span> – <text:span text:style-name="T20">Tomadas de decisões e expressões</text:span></text:p>
      <text:p text:style-name="P46">Objetivos da Aula:</text:p>
      <text:p text:style-name="P46">1. Conhecer as expressões aritméticas, literais e as expressões relacionais;</text:p>
      <text:p text:style-name="P46">2. Entender e aplicar as tomadas de decisão em um algoritmo.</text:p>
      <text:p text:style-name="P8"><text:span text:style-name="T12">Expressões aritméticas</text:span><text:span text:style-name="T13"> – São expressões que utilizam operadores aritméticos e funções aritméticas envolvendo constantes e variáveis.</text:span></text:p>
      <text:p text:style-name="P46">Exemplo:</text:p>
      <text:p text:style-name="P46">50 + 50</text:p>
      <text:p text:style-name="P46">total + 50</text:p>
      <text:p text:style-name="P58">Operadores Aritmétic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Soma</text:p>
          </table:table-cell>
          <table:table-cell table:style-name="Table1.B1" office:value-type="string">
            <text:p text:style-name="P60">+</text:p>
          </table:table-cell>
        </table:table-row>
        <table:table-row>
          <table:table-cell table:style-name="Table1.A2" office:value-type="string">
            <text:p text:style-name="P60">Subtração</text:p>
          </table:table-cell>
          <table:table-cell table:style-name="Table1.B2" office:value-type="string">
            <text:p text:style-name="P59">-</text:p>
          </table:table-cell>
        </table:table-row>
        <table:table-row>
          <table:table-cell table:style-name="Table1.A2" office:value-type="string">
            <text:p text:style-name="P60">Multiplicação</text:p>
          </table:table-cell>
          <table:table-cell table:style-name="Table1.B2" office:value-type="string">
            <text:p text:style-name="P59">*</text:p>
          </table:table-cell>
        </table:table-row>
        <table:table-row>
          <table:table-cell table:style-name="Table1.A2" office:value-type="string">
            <text:p text:style-name="P60">Divisão</text:p>
          </table:table-cell>
          <table:table-cell table:style-name="Table1.B2" office:value-type="string">
            <text:p text:style-name="P59">/</text:p>
          </table:table-cell>
        </table:table-row>
        <table:table-row>
          <table:table-cell table:style-name="Table1.A2" office:value-type="string">
            <text:p text:style-name="P60">Potenciação</text:p>
          </table:table-cell>
          <table:table-cell table:style-name="Table1.B2" office:value-type="string">
            <text:p text:style-name="P59">^</text:p>
          </table:table-cell>
        </table:table-row>
        <table:table-row>
          <table:table-cell table:style-name="Table1.A2" office:value-type="string">
            <text:p text:style-name="P60">Porcentagem</text:p>
          </table:table-cell>
          <table:table-cell table:style-name="Table1.B2" office:value-type="string">
            <text:p text:style-name="P59">%</text:p>
          </table:table-cell>
        </table:table-row>
      </table:table>
      <text:p text:style-name="P46"><text:soft-page-break/></text:p>
      <text:p text:style-name="P8"><text:span text:style-name="T12">Expressões literais</text:span><text:span text:style-name="T13"> – São expressões com constantes e/ou variáveis que tem como resultado valores literais. Iremos utilizar as expressões literais na atribuição de valor para uma variável ou constante.</text:span></text:p>
      <text:p text:style-name="P46">Exemplo:</text:p>
      <text:p text:style-name="P46">nome=”José da Silva”</text:p>
      <text:p text:style-name="P9"><text:span text:style-name="T13">nome</text:span><text:span text:style-name="T16">←</text:span><text:span text:style-name="T15">”José da Silva”</text:span></text:p>
      <text:p text:style-name="P47">media=(nota1+nota2+nota3+nota4)/4</text:p>
      <text:p text:style-name="P47"/>
      <text:p text:style-name="P47">Exemplos de expressões Aritméticas e literais: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63">Variáveis</text:p>
          </table:table-cell>
          <table:table-cell table:style-name="Table2.A1" office:value-type="string">
            <text:p text:style-name="P63">Comando de atribuição / operação</text:p>
          </table:table-cell>
          <table:table-cell table:style-name="Table2.C1" office:value-type="string">
            <text:p text:style-name="P63">Procedimento</text:p>
          </table:table-cell>
        </table:table-row>
        <table:table-row>
          <table:table-cell table:style-name="Table2.A2" office:value-type="string">
            <text:p text:style-name="P61">A <text:s text:c="4"/>B <text:s text:c="5"/>C</text:p>
          </table:table-cell>
          <table:table-cell table:style-name="Table2.A2" office:value-type="string">
            <text:p text:style-name="P61">A = 2</text:p>
          </table:table-cell>
          <table:table-cell table:style-name="Table2.C2" office:value-type="string">
            <text:p text:style-name="P61">Armazena o valor 2 na variável A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1">B = A + 3</text:p>
          </table:table-cell>
          <table:table-cell table:style-name="Table2.C2" office:value-type="string">
            <text:p text:style-name="P61">Somar o valor de A(2) com 3 e armazena em B(5)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1">C = A + B</text:p>
          </table:table-cell>
          <table:table-cell table:style-name="Table2.C2" office:value-type="string">
            <text:p text:style-name="P61">Somar o valor de A(2) e o valor de B(5) e armazena em C(7)</text:p>
          </table:table-cell>
        </table:table-row>
      </table:table>
      <text:p text:style-name="P47"/>
      <text:p text:style-name="P10"><text:span text:style-name="T17">Operadores Relacionais</text:span><text:span text:style-name="T15"> – São expressões compostas por outras expressões ou variáveis numéricas com operadores relacionais. As expressões relacionais retornam valores lógicos (verdadeiro / falso)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4">Símbolo</text:p>
          </table:table-cell>
          <table:table-cell table:style-name="Table3.A1" office:value-type="string">
            <text:p text:style-name="P64">Nome do Operador</text:p>
          </table:table-cell>
          <table:table-cell table:style-name="Table3.A1" office:value-type="string">
            <text:p text:style-name="P64">Exemplo</text:p>
          </table:table-cell>
          <table:table-cell table:style-name="Table3.D1" office:value-type="string">
            <text:p text:style-name="P64">Significado</text:p>
          </table:table-cell>
        </table:table-row>
        <table:table-row>
          <table:table-cell table:style-name="Table3.A2" office:value-type="string">
            <text:p text:style-name="P62">&gt;</text:p>
          </table:table-cell>
          <table:table-cell table:style-name="Table3.A2" office:value-type="string">
            <text:p text:style-name="P65">Maior que</text:p>
          </table:table-cell>
          <table:table-cell table:style-name="Table3.A2" office:value-type="string">
            <text:p text:style-name="P66">x &gt; y</text:p>
          </table:table-cell>
          <table:table-cell table:style-name="Table3.D2" office:value-type="string">
            <text:p text:style-name="P65">x é maior que y?</text:p>
          </table:table-cell>
        </table:table-row>
        <table:table-row>
          <table:table-cell table:style-name="Table3.A2" office:value-type="string">
            <text:p text:style-name="P62">&gt;=</text:p>
          </table:table-cell>
          <table:table-cell table:style-name="Table3.A2" office:value-type="string">
            <text:p text:style-name="P65">Maior ou igual</text:p>
          </table:table-cell>
          <table:table-cell table:style-name="Table3.A2" office:value-type="string">
            <text:p text:style-name="P66">x &gt;= y</text:p>
          </table:table-cell>
          <table:table-cell table:style-name="Table3.D2" office:value-type="string">
            <text:p text:style-name="P65">x é maior ou igual a y?</text:p>
          </table:table-cell>
        </table:table-row>
        <table:table-row>
          <table:table-cell table:style-name="Table3.A2" office:value-type="string">
            <text:p text:style-name="P62">&lt;</text:p>
          </table:table-cell>
          <table:table-cell table:style-name="Table3.A2" office:value-type="string">
            <text:p text:style-name="P65">Menor que</text:p>
          </table:table-cell>
          <table:table-cell table:style-name="Table3.A2" office:value-type="string">
            <text:p text:style-name="P66">x &lt; y</text:p>
          </table:table-cell>
          <table:table-cell table:style-name="Table3.D2" office:value-type="string">
            <text:p text:style-name="P65">x é menor que y?</text:p>
          </table:table-cell>
        </table:table-row>
        <table:table-row>
          <table:table-cell table:style-name="Table3.A2" office:value-type="string">
            <text:p text:style-name="P62">&lt;=</text:p>
          </table:table-cell>
          <table:table-cell table:style-name="Table3.A2" office:value-type="string">
            <text:p text:style-name="P65">Menor ou igual</text:p>
          </table:table-cell>
          <table:table-cell table:style-name="Table3.A2" office:value-type="string">
            <text:p text:style-name="P66">x &lt;= y</text:p>
          </table:table-cell>
          <table:table-cell table:style-name="Table3.D2" office:value-type="string">
            <text:p text:style-name="P65">x é menor ou igual a y?</text:p>
          </table:table-cell>
        </table:table-row>
        <table:table-row>
          <table:table-cell table:style-name="Table3.A2" office:value-type="string">
            <text:p text:style-name="P62">“==”</text:p>
          </table:table-cell>
          <table:table-cell table:style-name="Table3.A2" office:value-type="string">
            <text:p text:style-name="P65">Igualdade</text:p>
          </table:table-cell>
          <table:table-cell table:style-name="Table3.A2" office:value-type="string">
            <text:p text:style-name="P66">x == y</text:p>
          </table:table-cell>
          <table:table-cell table:style-name="Table3.D2" office:value-type="string">
            <text:p text:style-name="P65">x é igual a y?</text:p>
          </table:table-cell>
        </table:table-row>
        <table:table-row>
          <table:table-cell table:style-name="Table3.A2" office:value-type="string">
            <text:p text:style-name="P67">!<text:span text:style-name="T23">=</text:span></text:p>
          </table:table-cell>
          <table:table-cell table:style-name="Table3.A2" office:value-type="string">
            <text:p text:style-name="P65">Diferente de</text:p>
          </table:table-cell>
          <table:table-cell table:style-name="Table3.A2" office:value-type="string">
            <text:p text:style-name="P66">x != y</text:p>
          </table:table-cell>
          <table:table-cell table:style-name="Table3.D2" office:value-type="string">
            <text:p text:style-name="P65">x é diferente de y?</text:p>
          </table:table-cell>
        </table:table-row>
      </table:table>
      <text:p text:style-name="P47"/>
      <text:p text:style-name="P11"><text:span text:style-name="T17">Tomadas de decisão</text:span><text:span text:style-name="T15"> – Quando escrevemos programa geralmente ocorre a necessidade de decidir o que fazer dependendo de alguma condição encontrada durante a execução.</text:span></text:p>
      <text:p text:style-name="P48"/>
      <text:p text:style-name="P4"><text:span text:style-name="T21">Aula 0</text:span><text:span text:style-name="T22">5</text:span><text:span text:style-name="T21"> – </text:span><text:span text:style-name="T22">Como utilizar a concatenação</text:span></text:p>
      <text:p text:style-name="P49">Objetivos da aula:</text:p>
      <text:p text:style-name="P49">1. Aprender o que é concatenação e como utilizá-la</text:p>
      <text:p text:style-name="P12"><text:span text:style-name="T15">O que é uma </text:span><text:span text:style-name="T17">concatenação</text:span><text:span text:style-name="T15">?</text:span></text:p>
      <text:p text:style-name="P12"><text:span text:style-name="T17">Concatenação</text:span><text:span text:style-name="T15"> é um termo usado em computação para designar a operação de </text:span><text:span text:style-name="T17">unir</text:span><text:span text:style-name="T15"> o conteúdo de duas strings*. </text:span><text:span text:style-name="T17">Agrupamento</text:span><text:span text:style-name="T15"> de duas ou mais células que, incluindo fórmulas, textos ou outras informações contida no seu interior, dá origem a um </text:span><text:span text:style-name="T17">único resultado</text:span><text:span text:style-name="T15">.</text:span></text:p>
      <text:p text:style-name="P49"><text:soft-page-break/>* string é uma sequência de caracteres.</text:p>
      <text:p text:style-name="P49"/>
      <text:p text:style-name="P14">Bloco 02 – Introdução ao Portugol</text:p>
      <text:p text:style-name="P14">Aula 01 – Aprenda como utilizar uma estrutura de repetiçao</text:p>
      <text:p text:style-name="P34">Professor: Denilson Bonatti</text:p>
      <text:p text:style-name="P50">Objetivos da aula:</text:p>
      <text:p text:style-name="P50">1. Entender o que é <text:span text:style-name="T24">uma estrutura de repetição e como utilizá-la.</text:span></text:p>
      <text:p text:style-name="P51"><text:span text:style-name="T2">Estrutura de Repetição</text:span> – Dentro da lógica de programação é uma estrutura que permite executar mais de uma vez o mesmo comando ou conjunto de comandos, de acordo com uma condição ou com um <text:span text:style-name="T2">contador</text:span>.</text:p>
      <text:p text:style-name="P15">Aula 0<text:span text:style-name="T25">2</text:span> – <text:span text:style-name="T25">O que são linguagens de programação?</text:span></text:p>
      <text:p text:style-name="P35">Professor: Denilson Bonatti</text:p>
      <text:p text:style-name="P52">Objetivos da aula:</text:p>
      <text:p text:style-name="P52">1. Aprender o que são linguagens de programação;</text:p>
      <text:p text:style-name="P52">2. Introdução ao Portugol (Utilizando pseudocódigos na prática).</text:p>
      <text:p text:style-name="P53"><text:span text:style-name="T2">Linguagem de Programação</text:span> é uma linguagem escrita e formal que especifica um conjunto de instruções e regras usadas para gerar programas (software). Um software pode ser desenvolvido para rodar em um computador, dispositivo móvel ou em qualquer equipamento que permita sua execução. <text:span text:style-name="T26">O que é obvio para você, certamente não é obvio para uma máquina. E se você quer que a máquina faça algo pra você, você precisa, “falar com ela”. A função das </text:span><text:span text:style-name="T3">linguagens de programação</text:span><text:span text:style-name="T26"> é servir de um meio de comunicação entre computadores e humanos.</text:span></text:p>
      <text:p text:style-name="P54">Existem dois <text:span text:style-name="T2">tipos de linguagens de programação</text:span>.</text:p>
      <text:p text:style-name="P54"><text:span text:style-name="T2">Alto nível</text:span> – essas são aquelas cuja sintaxe se aproxima mais da nossa linguagem e se distanciam mais da linguagem de máquina.</text:p>
      <text:p text:style-name="P54"><text:span text:style-name="T2">Baixo nível</text:span> – É aquela que se aproxima mais da linguagem de máquina. Essas são as que você precisa ter o conhecimento direto da arquitetura do computador para fazer alguma coisa.</text:p>
      <text:p text:style-name="P54"><text:span text:style-name="T2">Compiladas</text:span> – É uma linguagem de programação em que o código fonte, é executado diretamente pelo sistema operacional ou pelo processador, após ser traduzido por meio de um processo chamado compilação.</text:p>
      <text:p text:style-name="P54"><text:span text:style-name="T2">Interpretadas</text:span> – é uma linguagem de programação em que o código fonte é executado por um programa de computador chamado interpretador que em seguida é executado pelo sistema operacional ou processador.</text:p>
      <text:p text:style-name="P55">O que é <text:span text:style-name="T2">Portugol</text:span>?</text:p>
      <text:p text:style-name="P55"><text:span text:style-name="T2">Portugol</text:span> é uma pseudolinguagem que permite ao leitor desenvolver algoritmos estruturados em português de forma simples e intuitiva, independentemente de linguagem de programação. É uma pseudolinguagem que permite ao programador pensar no problema em si e não no equipamento que irá executar o algoritmo.</text:p>
      <text:p text:style-name="P55">IDE – ambiente gráfico do Portugol.</text:p>
      <text:p text:style-name="P36">Exemplo 01 – media aluno</text:p>
      <text:p text:style-name="P56"/>
      <text:p text:style-name="P75">programa</text:p>
      <text:p text:style-name="P75">{</text:p>
      <text:p text:style-name="P75"><text:tab/></text:p>
      <text:p text:style-name="P75"><text:tab/>funcao inicio()</text:p>
      <text:p text:style-name="P75"><text:soft-page-break/><text:tab/>{</text:p>
      <text:p text:style-name="P75"><text:tab/>real nota1, nota2, nota3, nota4, media</text:p>
      <text:p text:style-name="P75"><text:tab/>cadeia aluno</text:p>
      <text:p text:style-name="P75"/>
      <text:p text:style-name="P75"><text:tab/>escreva("Digite o nome do aluno: ")</text:p>
      <text:p text:style-name="P75"><text:tab/>leia(aluno)</text:p>
      <text:p text:style-name="P75"><text:tab/>escreva("Digite a nota 1: ")</text:p>
      <text:p text:style-name="P75"><text:tab/>leia(nota1)</text:p>
      <text:p text:style-name="P75"><text:tab/>escreva("Digite a nota 2: ")</text:p>
      <text:p text:style-name="P75"><text:tab/>leia(nota2)</text:p>
      <text:p text:style-name="P75"><text:tab/>escreva("Digite a nota 3: ")</text:p>
      <text:p text:style-name="P75"><text:tab/>leia(nota3)</text:p>
      <text:p text:style-name="P75"><text:tab/>escreva("Digite a nota 4: ")</text:p>
      <text:p text:style-name="P75"><text:tab/>leia(nota4)</text:p>
      <text:p text:style-name="P75"><text:tab/>media = ((nota1 + nota2 + nota3 + nota4) / 4)</text:p>
      <text:p text:style-name="P75"/>
      <text:p text:style-name="P75"><text:tab/>escreva("O aluno: ", aluno, " obteve a média: ", media)</text:p>
      <text:p text:style-name="P75"><text:tab/>}</text:p>
      <text:p text:style-name="P75">} </text:p>
      <text:p text:style-name="P86"/>
      <text:p text:style-name="P109">Exercício 01 – vendedor</text:p>
      <text:p text:style-name="P85"/>
      <text:p text:style-name="P75">programa</text:p>
      <text:p text:style-name="P75">{</text:p>
      <text:p text:style-name="P75"><text:tab/></text:p>
      <text:p text:style-name="P75"><text:tab/>funcao inicio()</text:p>
      <text:p text:style-name="P75"><text:tab/>{</text:p>
      <text:p text:style-name="P75"><text:tab/>real vendas_jan, vendas_fev, vendas_mar, vendas_abr, total_vendas, media</text:p>
      <text:p text:style-name="P75"><text:tab/>cadeia nome_vendedor</text:p>
      <text:p text:style-name="P75"/>
      <text:p text:style-name="P75"><text:tab/>escreva("Digite o nome do vendedor: ")</text:p>
      <text:p text:style-name="P75"><text:tab/>leia(nome_vendedor)</text:p>
      <text:p text:style-name="P75"><text:tab/>escreva("Digite as vendas de Janeiro: ")</text:p>
      <text:p text:style-name="P75"><text:tab/>leia(vendas_jan)</text:p>
      <text:p text:style-name="P75"><text:tab/>escreva("Digite as vendas de Fevereiro: ")</text:p>
      <text:p text:style-name="P75"><text:tab/>leia(vendas_fev)</text:p>
      <text:p text:style-name="P75"><text:tab/>escreva("Digite as vendas de Março: ")</text:p>
      <text:p text:style-name="P75"><text:tab/>leia(vendas_mar)</text:p>
      <text:p text:style-name="P75"><text:tab/>escreva("Digite as vendas de Abril: ")</text:p>
      <text:p text:style-name="P75"><text:tab/>leia(vendas_abr)</text:p>
      <text:p text:style-name="P75"><text:tab/>total_vendas = vendas_jan + vendas_fev + vendas_mar + vendas_abr</text:p>
      <text:p text:style-name="P75"><text:tab/>media = total_vendas / 4</text:p>
      <text:p text:style-name="P75"/>
      <text:p text:style-name="P75"><text:tab/>escreva("O vendedor: ", nome_vendedor, " teve um total de ", total_vendas, " vendas.\n") </text:p>
      <text:p text:style-name="P75"><text:tab/>escreva("Obtendo a média: ", media, " no primeiro trimestre.")</text:p>
      <text:p text:style-name="P75"><text:tab/>}</text:p>
      <text:p text:style-name="P75">}</text:p>
      <text:p text:style-name="P116">Aula 0<text:span text:style-name="T27">3</text:span> – <text:span text:style-name="T27">Devios condicionais e comentários - Portugol?</text:span></text:p>
      <text:p text:style-name="P119">Professor: Denilson Bonatti</text:p>
      <text:p text:style-name="P87">Objetivos da aula:</text:p>
      <text:p text:style-name="P87">1. Aprender a utilizar os desvios condicionais (estruturas de decisão) no Portugol;</text:p>
      <text:p text:style-name="P87">2. Boas práticas de programação – Comentários.</text:p>
      <text:p text:style-name="P106"><text:soft-page-break/>Desvio condicional – se:</text:p>
      <text:p text:style-name="P87">É utilizada a palavra reservada <text:span text:style-name="T2">se</text:span>, a condição a ser testada entre parênteses e as instruções que devem ser executadas entre chaves caso o desvio seja <text:span text:style-name="T2">verdadeiro</text:span>.</text:p>
      <text:p text:style-name="P87"/>
      <text:p text:style-name="P87">Exemplo 0<text:span text:style-name="T32">2</text:span> – média aluno – condicional simples</text:p>
      <text:p text:style-name="P87"/>
      <text:p text:style-name="P76">programa</text:p>
      <text:p text:style-name="P76">{</text:p>
      <text:p text:style-name="P76"><text:tab/></text:p>
      <text:p text:style-name="P76"><text:tab/>funcao inicio()</text:p>
      <text:p text:style-name="P76"><text:tab/>{</text:p>
      <text:p text:style-name="P76"><text:tab/>real nota1, nota2, nota3, nota4, media</text:p>
      <text:p text:style-name="P76"><text:tab/>cadeia aluno</text:p>
      <text:p text:style-name="P76"/>
      <text:p text:style-name="P76"><text:tab/>escreva("Digite o nome do aluno: ")</text:p>
      <text:p text:style-name="P76"><text:tab/>leia(aluno)</text:p>
      <text:p text:style-name="P76"><text:tab/>escreva("Digite a nota 1: ")</text:p>
      <text:p text:style-name="P76"><text:tab/>leia(nota1)</text:p>
      <text:p text:style-name="P76"><text:tab/>escreva("Digite a nota 2: ")</text:p>
      <text:p text:style-name="P76"><text:tab/>leia(nota2)</text:p>
      <text:p text:style-name="P76"><text:tab/>escreva("Digite a nota 3: ")</text:p>
      <text:p text:style-name="P76"><text:tab/>leia(nota3)</text:p>
      <text:p text:style-name="P76"><text:tab/>escreva("Digite a nota 4: ")</text:p>
      <text:p text:style-name="P76"><text:tab/>leia(nota4)</text:p>
      <text:p text:style-name="P76"><text:tab/>media = ((nota1 + nota2 + nota3 + nota4) / 4)</text:p>
      <text:p text:style-name="P76"/>
      <text:p text:style-name="P76"><text:tab/>escreva(aluno, " sua média é: ", media)</text:p>
      <text:p text:style-name="P76"><text:tab/>se(media &gt;= 7){</text:p>
      <text:p text:style-name="P76"><text:tab/><text:tab/>escreva("\nParabéns você foi aprovado!")</text:p>
      <text:p text:style-name="P76"><text:tab/>}</text:p>
      <text:p text:style-name="P76"><text:tab/></text:p>
      <text:p text:style-name="P76"><text:tab/>}</text:p>
      <text:p text:style-name="P76">}</text:p>
      <text:p text:style-name="P76"/>
      <text:p text:style-name="P107">se-senao<text:span text:style-name="T28"> – Agora vamos imaginar que se a condição for </text:span>falsa<text:span text:style-name="T28"> um outro conjunto de comandos deve ser executado.</text:span></text:p>
      <text:p text:style-name="P112">Exemplo 03 – media aluno – condicional compostas</text:p>
      <text:p text:style-name="P112"/>
      <text:p text:style-name="P77">programa</text:p>
      <text:p text:style-name="P77">{</text:p>
      <text:p text:style-name="P77"><text:tab/></text:p>
      <text:p text:style-name="P77"><text:tab/>funcao inicio()</text:p>
      <text:p text:style-name="P77"><text:tab/>{</text:p>
      <text:p text:style-name="P77"><text:tab/>real nota1, nota2, nota3, nota4, media</text:p>
      <text:p text:style-name="P77"><text:tab/>cadeia aluno</text:p>
      <text:p text:style-name="P77"/>
      <text:p text:style-name="P77"><text:tab/>escreva("Digite o nome do aluno: ")</text:p>
      <text:p text:style-name="P77"><text:tab/>leia(aluno)</text:p>
      <text:p text:style-name="P77"><text:tab/>escreva("Digite a nota 1: ")</text:p>
      <text:p text:style-name="P77"><text:tab/>leia(nota1)</text:p>
      <text:p text:style-name="P77"><text:tab/>escreva("Digite a nota 2: ")</text:p>
      <text:p text:style-name="P77"><text:tab/>leia(nota2)</text:p>
      <text:p text:style-name="P77"><text:tab/>escreva("Digite a nota 3: ")</text:p>
      <text:p text:style-name="P77"><text:soft-page-break/><text:tab/>leia(nota3)</text:p>
      <text:p text:style-name="P77"><text:tab/>escreva("Digite a nota 4: ")</text:p>
      <text:p text:style-name="P77"><text:tab/>leia(nota4)</text:p>
      <text:p text:style-name="P77"><text:tab/>media = ((nota1 + nota2 + nota3 + nota4) / 4)</text:p>
      <text:p text:style-name="P77"/>
      <text:p text:style-name="P77"><text:tab/>escreva(aluno, " sua média é: ", media)</text:p>
      <text:p text:style-name="P77"><text:tab/>se(media &gt;= 7){</text:p>
      <text:p text:style-name="P77"><text:tab/><text:tab/>escreva("\nParabéns você foi aprovado!")</text:p>
      <text:p text:style-name="P77"><text:tab/>}</text:p>
      <text:p text:style-name="P77"><text:tab/>senao{</text:p>
      <text:p text:style-name="P77"><text:tab/><text:tab/>escreva("\nInfelizmente você foi reprovado!")</text:p>
      <text:p text:style-name="P77"><text:tab/>}</text:p>
      <text:p text:style-name="P77"><text:tab/>}</text:p>
      <text:p text:style-name="P77">}</text:p>
      <text:p text:style-name="P77"/>
      <text:p text:style-name="P108">Desvio condicional – caso</text:p>
      <text:p text:style-name="P108"><text:span text:style-name="T28">Este comando é similar aos comandos </text:span>se<text:span text:style-name="T28"> e </text:span>senao<text:span text:style-name="T28">, e reduz a complexidade na escolha de diversas opções. Apesar de suas similaridades com o </text:span>se<text:span text:style-name="T28">, ele possui algumas diferenças. Neste comando não é possível o uso de operadores lógicos, ele apenas trabalha com valores definidos.</text:span></text:p>
      <text:p text:style-name="P113">Exemplo 04 – menu programas</text:p>
      <text:p text:style-name="P92"/>
      <text:p text:style-name="P78">programa</text:p>
      <text:p text:style-name="P78">{</text:p>
      <text:p text:style-name="P78"><text:tab/></text:p>
      <text:p text:style-name="P78"><text:tab/>funcao inicio()</text:p>
      <text:p text:style-name="P78"><text:tab/>{</text:p>
      <text:p text:style-name="P78"><text:tab/><text:tab/>escreva("1 - Abrir Netflix 2 - Abrir Amazon Prime 3 Abrir HBO GO 4 - sair")</text:p>
      <text:p text:style-name="P78"><text:tab/><text:tab/> inteiro menu = 0</text:p>
      <text:p text:style-name="P78"><text:tab/><text:tab/>escreva("\nSua opção: ")</text:p>
      <text:p text:style-name="P78"><text:tab/><text:tab/>leia(menu)</text:p>
      <text:p text:style-name="P78"><text:tab/><text:tab/>escolha(menu){</text:p>
      <text:p text:style-name="P78"><text:tab/><text:tab/>caso 1:</text:p>
      <text:p text:style-name="P78"><text:tab/><text:tab/><text:tab/>escreva("OK!! Abrir Netflix!!")</text:p>
      <text:p text:style-name="P78"><text:tab/><text:tab/>pare</text:p>
      <text:p text:style-name="P78"><text:tab/><text:tab/>caso 2:</text:p>
      <text:p text:style-name="P78"><text:tab/><text:tab/><text:tab/>escreva("OK!! Abrir Amazon Prime!!")</text:p>
      <text:p text:style-name="P78"><text:tab/><text:tab/>pare</text:p>
      <text:p text:style-name="P78"><text:tab/><text:tab/>caso 3:</text:p>
      <text:p text:style-name="P78"><text:tab/><text:tab/><text:tab/>escreva("OK!! Abrir HBO GO!!")</text:p>
      <text:p text:style-name="P78"><text:tab/><text:tab/>pare</text:p>
      <text:p text:style-name="P78"><text:tab/><text:tab/>caso 4:</text:p>
      <text:p text:style-name="P78"><text:tab/><text:tab/><text:tab/>escreva("Saindo do programa....")</text:p>
      <text:p text:style-name="P78"><text:tab/><text:tab/>pare</text:p>
      <text:p text:style-name="P78"><text:tab/><text:tab/>caso contrario:</text:p>
      <text:p text:style-name="P78"><text:tab/><text:tab/><text:tab/>escreva("Você deve escolher as opções 1, 2 ou 3")</text:p>
      <text:p text:style-name="P78"><text:tab/><text:tab/>}<text:tab/></text:p>
      <text:p text:style-name="P78"><text:tab/><text:tab/>}</text:p>
      <text:p text:style-name="P78"><text:tab/><text:tab/></text:p>
      <text:p text:style-name="P78"/>
      <text:p text:style-name="P78">} </text:p>
      <text:p text:style-name="P117">Aula 0<text:span text:style-name="T33">4</text:span> – <text:span text:style-name="T33">Trabalhando com laços de repetição em Portugol</text:span></text:p>
      <text:p text:style-name="P120"><text:soft-page-break/>Professor: Denilson Bonatti</text:p>
      <text:p text:style-name="P88">Objetivos da aula:</text:p>
      <text:p text:style-name="P88">1. Aprender a utilizar os laços de repetição no Portugol.</text:p>
      <text:p text:style-name="P88"><text:span text:style-name="T2">Laços de Repetição</text:span> – Dentro da Lógica de programação é uma estrutura que permite executar mais de uma vez o mesmo comando ou conjunto de comandos, de acordo com uma condição ou com um <text:span text:style-name="T2">contador</text:span>.</text:p>
      <text:p text:style-name="P110">Exemplo 05 – Tabuada</text:p>
      <text:p text:style-name="P89"/>
      <text:p text:style-name="P79">programa</text:p>
      <text:p text:style-name="P79">{</text:p>
      <text:p text:style-name="P79"><text:tab/></text:p>
      <text:p text:style-name="P79"><text:tab/>funcao inicio()</text:p>
      <text:p text:style-name="P79"><text:tab/>{</text:p>
      <text:p text:style-name="P79"><text:tab/><text:tab/>inteiro contador, limite, resultado</text:p>
      <text:p text:style-name="P79"><text:tab/><text:tab/>contador = 0</text:p>
      <text:p text:style-name="P79"><text:tab/><text:tab/>limite = 10</text:p>
      <text:p text:style-name="P79"><text:tab/><text:tab/></text:p>
      <text:p text:style-name="P79"><text:tab/><text:tab/>faca {</text:p>
      <text:p text:style-name="P79"><text:tab/><text:tab/><text:tab/>resultado = 9 * contador</text:p>
      <text:p text:style-name="P79"><text:tab/><text:tab/><text:tab/>escreva("9 x ", contador, " = ", resultado, "\n")</text:p>
      <text:p text:style-name="P79"><text:tab/><text:tab/><text:tab/>contador = contador + 1</text:p>
      <text:p text:style-name="P79"><text:tab/><text:tab/>}enquanto (contador &lt;= limite)</text:p>
      <text:p text:style-name="P79"><text:tab/>}</text:p>
      <text:p text:style-name="P79">} </text:p>
      <text:p text:style-name="P93"/>
      <text:p text:style-name="P93"><text:span text:style-name="T34">Exercício 02 – Tabuada</text:span>: Faça a tabuada de forma que o usuário escolha de qual número ele deseja a tabuada.</text:p>
      <text:p text:style-name="P93"/>
      <text:p text:style-name="P79">programa</text:p>
      <text:p text:style-name="P79">{</text:p>
      <text:p text:style-name="P79"><text:tab/></text:p>
      <text:p text:style-name="P79"><text:tab/>funcao inicio()</text:p>
      <text:p text:style-name="P79"><text:tab/>{</text:p>
      <text:p text:style-name="P79"><text:tab/><text:tab/>inteiro contador, limite, resultado, tabuada</text:p>
      <text:p text:style-name="P79"><text:tab/><text:tab/></text:p>
      <text:p text:style-name="P79"><text:tab/><text:tab/>contador = 0</text:p>
      <text:p text:style-name="P79"><text:tab/><text:tab/>limite = 10</text:p>
      <text:p text:style-name="P79"><text:tab/><text:tab/></text:p>
      <text:p text:style-name="P79"><text:tab/><text:tab/>escreva("Qual tabuada você quer que eu resolva? ")</text:p>
      <text:p text:style-name="P79"><text:tab/><text:tab/>leia(tabuada)</text:p>
      <text:p text:style-name="P79"><text:tab/><text:tab/></text:p>
      <text:p text:style-name="P79"><text:tab/><text:tab/>faca {</text:p>
      <text:p text:style-name="P79"><text:tab/><text:tab/><text:tab/>resultado = tabuada * contador</text:p>
      <text:p text:style-name="P79"><text:tab/><text:tab/><text:tab/>escreva(tabuada, " x ", contador, " = ", resultado, "\n")</text:p>
      <text:p text:style-name="P79"><text:tab/><text:tab/><text:tab/>contador ++</text:p>
      <text:p text:style-name="P79"><text:tab/><text:tab/>}enquanto (contador &lt;= limite)</text:p>
      <text:p text:style-name="P79"><text:tab/>}</text:p>
      <text:p text:style-name="P79">} </text:p>
      <text:p text:style-name="P93"/>
      <text:p text:style-name="P118">Aula 0<text:span text:style-name="T35">5</text:span> – <text:span text:style-name="T35">Aplicação prática com matrizes e vetores</text:span></text:p>
      <text:p text:style-name="P121">Professor: Denilson Bonatti</text:p>
      <text:p text:style-name="P90">Objetivos da aula:</text:p>
      <text:p text:style-name="P90"><text:soft-page-break/>1. Entender o que é uma matriz e um vetor e entender a sua aplicação prática.</text:p>
      <text:p text:style-name="P90"><text:span text:style-name="T2">Matriz</text:span> – Uma <text:span text:style-name="T2">matriz</text:span> é uma coleção de variáveis de mesmo tipo, acessíveis com um único nome e armazenados contiguamente na memória.</text:p>
      <text:p text:style-name="P90">A individualização de cada variável de um vetor é feita através do uso de <text:span text:style-name="T2">índices</text:span>.</text:p>
      <text:p text:style-name="P90"><text:span text:style-name="T2">Vetores</text:span> – Os <text:span text:style-name="T2">vetores</text:span> são matrizes de uma só dimensão.</text:p>
      <text:p text:style-name="P111">Exemplo <text:s/>06 – Frutas</text:p>
      <text:p text:style-name="P91"/>
      <text:p text:style-name="P80">programa</text:p>
      <text:p text:style-name="P80">{</text:p>
      <text:p text:style-name="P80"><text:tab/></text:p>
      <text:p text:style-name="P80"><text:tab/>funcao inicio()</text:p>
      <text:p text:style-name="P80"><text:tab/>{</text:p>
      <text:p text:style-name="P80"><text:tab/><text:tab/>cadeia frutas[4]</text:p>
      <text:p text:style-name="P80"><text:tab/><text:tab/>inteiro contador = 0</text:p>
      <text:p text:style-name="P80"><text:tab/><text:tab/></text:p>
      <text:p text:style-name="P80"><text:tab/><text:tab/>frutas[0] = "Maçã"</text:p>
      <text:p text:style-name="P80"><text:tab/><text:tab/>frutas[1] = "Pera"</text:p>
      <text:p text:style-name="P80"><text:tab/><text:tab/>frutas[2] = "Uva"</text:p>
      <text:p text:style-name="P80"><text:tab/><text:tab/>frutas[3] = "Java"</text:p>
      <text:p text:style-name="P80"/>
      <text:p text:style-name="P80"><text:tab/><text:tab/>faca{</text:p>
      <text:p text:style-name="P80"><text:tab/><text:tab/><text:tab/>escreva(frutas[contador], "\n")</text:p>
      <text:p text:style-name="P80"><text:tab/><text:tab/><text:tab/>contador ++<text:tab/></text:p>
      <text:p text:style-name="P80"><text:tab/><text:tab/>}enquanto (contador &lt;= 3)</text:p>
      <text:p text:style-name="P80"><text:tab/><text:tab/></text:p>
      <text:p text:style-name="P80"><text:tab/>}</text:p>
      <text:p text:style-name="P80">} </text:p>
      <text:p text:style-name="P80"/>
      <text:p text:style-name="P114">Exemplo 06 – Frutas – Matriz</text:p>
      <text:p text:style-name="P94"/>
      <text:p text:style-name="P81">programa</text:p>
      <text:p text:style-name="P81">{</text:p>
      <text:p text:style-name="P81"><text:tab/></text:p>
      <text:p text:style-name="P81"><text:tab/>funcao inicio()</text:p>
      <text:p text:style-name="P81"><text:tab/>{</text:p>
      <text:p text:style-name="P81"><text:tab/><text:tab/>cadeia cesta[][] = {{"Pera", "100"}, {"Jaca", "200"}, {"Maçã", "900"}, {"Uva", "89"}}</text:p>
      <text:p text:style-name="P81"><text:tab/><text:tab/>inteiro contador = 0</text:p>
      <text:p text:style-name="P81"><text:tab/><text:tab/></text:p>
      <text:p text:style-name="P81"><text:tab/><text:tab/>faca{</text:p>
      <text:p text:style-name="P81"><text:tab/><text:tab/><text:tab/>escreva("Produto: ", cesta[contador][0], " | Quantidade: ", cesta[contador][1], "\n")</text:p>
      <text:p text:style-name="P81"><text:tab/><text:tab/><text:tab/>contador ++<text:tab/></text:p>
      <text:p text:style-name="P81"><text:tab/><text:tab/>}enquanto (contador &lt;= 3)</text:p>
      <text:p text:style-name="P81"><text:tab/><text:tab/></text:p>
      <text:p text:style-name="P81"><text:tab/>}</text:p>
      <text:p text:style-name="P81">} </text:p>
      <text:p text:style-name="P81"/>
      <text:p text:style-name="P95">Exercício 03 – Tabela: Crie uma matriz para armazenar e exibir as seguintes informações:</text:p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68">João</text:p>
          </table:table-cell>
          <table:table-cell table:style-name="Table4.A1" office:value-type="string">
            <text:p text:style-name="P68">São Paulo</text:p>
          </table:table-cell>
          <table:table-cell table:style-name="Table4.C1" office:value-type="string">
            <text:p text:style-name="P68">(11)999-5241</text:p>
          </table:table-cell>
        </table:table-row>
        <table:table-row>
          <table:table-cell table:style-name="Table4.A2" office:value-type="string">
            <text:p text:style-name="P68">Maria</text:p>
          </table:table-cell>
          <table:table-cell table:style-name="Table4.A2" office:value-type="string">
            <text:p text:style-name="P68">Ribeirão Preto</text:p>
          </table:table-cell>
          <table:table-cell table:style-name="Table4.C2" office:value-type="string">
            <text:p text:style-name="P68">(16)9999-8596</text:p>
          </table:table-cell>
        </table:table-row>
        <table:table-row>
          <table:table-cell table:style-name="Table4.A2" office:value-type="string">
            <text:p text:style-name="P68">Ana</text:p>
          </table:table-cell>
          <table:table-cell table:style-name="Table4.A2" office:value-type="string">
            <text:p text:style-name="P68">Manaus</text:p>
          </table:table-cell>
          <table:table-cell table:style-name="Table4.C2" office:value-type="string">
            <text:p text:style-name="P68">(92)9999-8574</text:p>
          </table:table-cell>
        </table:table-row>
      </table:table>
      <text:p text:style-name="P95"/>
      <text:p text:style-name="P82">programa</text:p>
      <text:p text:style-name="P82">{</text:p>
      <text:p text:style-name="P82"><text:tab/></text:p>
      <text:p text:style-name="P82"><text:tab/>funcao inicio()</text:p>
      <text:p text:style-name="P82"><text:tab/>{</text:p>
      <text:p text:style-name="P82"><text:tab/><text:tab/>cadeia contato[][] = {{"João", "São Paulo", "(11)9999-5241"}, {"Maria", "Ribeirão Preto", "(16)9999-8596"}, {"Ana", "Manaus", "(92)9999-8574"}}</text:p>
      <text:p text:style-name="P82"><text:tab/><text:tab/>inteiro contador = 0</text:p>
      <text:p text:style-name="P82"><text:tab/><text:tab/>faca{</text:p>
      <text:p text:style-name="P82"><text:tab/><text:tab/><text:tab/>escreva (contato[contador][0], " - ", contato[contador][1], " - ", contato[contador][2], "\n")</text:p>
      <text:p text:style-name="P82"><text:tab/><text:tab/><text:tab/>contador ++<text:tab/></text:p>
      <text:p text:style-name="P82"><text:tab/><text:tab/>} enquanto (contador &lt;= 2)</text:p>
      <text:p text:style-name="P82"><text:tab/><text:tab/></text:p>
      <text:p text:style-name="P82"><text:tab/>}</text:p>
      <text:p text:style-name="P82">} </text:p>
      <text:p text:style-name="P213"><text:span text:style-name="T38"/></text:p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Arial, sans-serif"/>
    <style:font-face style:name="SFMono-Regular" svg:font-family="SFMono-Regular, Consolas, 'Liberation Mono', Menlo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lwg Typo" svg:font-family="'Tlwg Typo'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4:22:40.704789080</meta:creation-date>
    <dc:date>2021-02-13T16:23:24.388347390</dc:date>
    <meta:editing-duration>PT4H5M19S</meta:editing-duration>
    <meta:editing-cycles>26</meta:editing-cycles>
    <meta:generator>LibreOffice/6.1.5.2$Linux_X86_64 LibreOffice_project/10$Build-2</meta:generator>
    <meta:document-statistic meta:table-count="4" meta:image-count="0" meta:object-count="0" meta:page-count="11" meta:paragraph-count="443" meta:word-count="2223" meta:character-count="14074" meta:non-whitespace-character-count="11902"/>
  </office:meta>
</office:document-meta>
</file>